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 table:number-rows-repeated="18">
          <table:table-cell table:style-name="ce26" table:number-columns-repeated="7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3" table:number-rows-repeated="10479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19:09:50.1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14T19:14:06.357000000</dc:date>
    <meta:editing-duration>PT2H16M50S</meta:editing-duration>
    <meta:editing-cycles>25</meta:editing-cycles>
    <meta:generator>LibreOffice/7.1.4.2$Windows_X86_64 LibreOffice_project/a529a4fab45b75fefc5b6226684193eb000654f6</meta:generator>
    <meta:document-statistic meta:table-count="1" meta:cell-count="4514" meta:object-count="0"/>
  </office:meta>
</office:document-meta>
</file>